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8, 2021 (10:39:2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n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 to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in the previous step.</text:p>
        </text:list-item>
        <text:list-item>
          <text:p text:style-name="P2">In “Program.cs”, try calling the <text:span text:style-name="NormalTok">FromKelvinToCelsius</text:span> method with one of your objects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s, in addition to Celsius and Kelvin.</text:p>
        </text:list-item>
      </text:list>
      <text:p text:style-name="First_20_paragraph">You may want to comment out part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r is the expected behavio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8T15:39:40Z</meta:creation-date>
    <dc:date>2021-11-08T15:39:40Z</dc:date>
    <meta:user-defined meta:name="date" meta:value-type="string">November   8, 2021 (10:39:2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